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>
      <style:text-properties fo:color="#000000" style:font-name="Times New Roman" fo:font-size="48pt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48pt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36pt" style:font-size-asian="36pt" style:font-size-complex="36pt"/>
    </style:style>
    <style:style style:name="P5" style:family="paragraph" style:parent-style-name="Standard">
      <style:text-properties fo:color="#000000" style:font-name="Times New Roman" fo:font-size="22pt" style:font-size-asian="22pt" style:font-size-complex="22pt"/>
    </style:style>
    <style:style style:name="T1" style:family="text">
      <style:text-properties fo:font-variant="normal" fo:text-transform="none" fo:color="#666666" style:font-name="verdana" fo:font-size="12.75pt" fo:letter-spacing="normal" fo:font-style="normal" fo:font-weight="normal"/>
    </style:style>
    <style:style style:name="T2" style:family="text">
      <style:text-properties fo:font-variant="normal" fo:text-transform="none" fo:color="#666666" fo:font-size="12.75pt" fo:letter-spacing="normal" fo:font-style="normal" fo:font-weight="normal"/>
    </style:style>
    <style:style style:name="T3" style:family="text">
      <style:text-properties fo:font-variant="normal" fo:text-transform="none" fo:color="#666666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3">Problem Set 2 </text:p>
      <text:p text:style-name="P4"><text:span text:style-name="T4">Numerical Analysis 1</text:span>- MATH 578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Jeremy Schembri</text:p>
      <text:p text:style-name="P5">260517916</text:p>
      <text:p text:style-name="P5">November 6,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y </meta:initial-creator>
    <meta:creation-date>2012-11-05T19:30:37</meta:creation-date>
    <dc:date>2012-11-06T09:30:58</dc:date>
    <dc:creator>jeremy </dc:creator>
    <meta:editing-duration>PT14H00M21S</meta:editing-duration>
    <meta:editing-cycles>4</meta:editing-cycles>
    <meta:generator>OpenOffice.org/3.2$Linux OpenOffice.org_project/320m12$Build-9483</meta:generator>
    <meta:printed-by>jeremy </meta:printed-by>
    <meta:print-date>2012-11-05T20:17:09</meta:print-date>
    <meta:document-statistic meta:table-count="0" meta:image-count="0" meta:object-count="0" meta:page-count="1" meta:paragraph-count="5" meta:word-count="14" meta:character-count="84"/>
  </office:meta>
</office:document-meta>
</file>